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5099" number:language="ru" number:country="RU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Normal" style:data-style-name="N5099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Normal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Normal">
      <style:text-properties fo:language="en" fo:country="US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Normal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5099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>
      <style:text-properties fo:language="en" fo:country="US"/>
    </style:style>
    <style:style style:name="ce11" style:family="table-cell" style:parent-style-name="Normal">
      <style:text-properties style:use-window-font-color="true" style:font-name="Verdana" fo:font-size="10pt" fo:language="en" fo:country="US" fo:font-style="italic" style:font-name-asian="Verdana" style:font-size-asian="10pt" style:font-style-asian="italic" style:font-name-complex="Verdana" style:font-size-complex="10pt" style:font-style-complex="italic"/>
    </style:style>
    <style:style style:name="ce12" style:family="table-cell" style:parent-style-name="Normal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3" style:family="table-cell" style:parent-style-name="Normal" style:data-style-name="N5099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number-columns-repeated="1011" table:default-cell-style-name="ce5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1007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TRUE()" office:value-type="boolean" office:boolean-value="true">
            <text:p>TRUE</text:p>
          </table:table-cell>
          <table:table-cell table:style-name="ce7" table:number-columns-repeated="7"/>
          <table:table-cell table:style-name="ce10"/>
          <table:table-cell table:style-name="ce4" office:value-type="string">
            <text:p>Constant Values</text:p>
          </table:table-cell>
          <table:table-cell table:style-name="ce4" office:value-type="string">
            <text:p>true false</text:p>
          </table:table-cell>
          <table:table-cell table:style-name="ce12"/>
          <table:table-cell table:style-name="ce10"/>
          <table:table-cell table:style-name="ce10"/>
          <table:table-cell table:formula="of:=IF(ISBLANK([.M2]);[.A2];[.M2])" office:value-type="boolean" office:boolean-value="true">
            <text:p>TRUE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FALSE()" office:value-type="boolean" office:boolean-value="false">
            <text:p>FALSE</text:p>
          </table:table-cell>
          <table:table-cell table:style-name="ce8" table:number-columns-repeated="7"/>
          <table:table-cell table:style-name="ce11"/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3]);[.A3];[.M3])" office:value-type="boolean" office:boolean-value="false">
            <text:p>FALSE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[.C4]" office:value-type="boolean" office:boolean-value="true">
            <text:p>TRUE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6"/>
          <table:table-cell table:style-name="ce11" office:value-type="float" office:value="1">
            <text:p>1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4]);[.A4];[.M4])" office:value-type="boolean" office:boolean-value="true">
            <text:p>TRUE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[.C5]" office:value-type="boolean" office:boolean-value="false">
            <text:p>FALSE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6"/>
          <table:table-cell table:style-name="ce11" office:value-type="float" office:value="1">
            <text:p>1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5]);[.A5];[.M5])" office:value-type="boolean" office:boolean-value="false">
            <text:p>FALSE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8" table:number-columns-repeated="7"/>
          <table:table-cell table:style-name="ce11"/>
          <table:table-cell table:style-name="ce4" table:number-columns-repeated="2"/>
          <table:table-cell table:style-name="ce12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([.C7]=0)" office:value-type="boolean" office:boolean-value="true">
            <text:p>TRUE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6"/>
          <table:table-cell table:style-name="ce11" office:value-type="float" office:value="1">
            <text:p>1</text:p>
          </table:table-cell>
          <table:table-cell table:style-name="ce4" office:value-type="string">
            <text:p>SEJ treats booleans as numbers</text:p>
          </table:table-cell>
          <table:table-cell table:style-name="ce4"/>
          <table:table-cell table:style-name="ce13"/>
          <table:table-cell table:style-name="ce10"/>
          <table:table-cell table:style-name="ce10"/>
          <table:table-cell table:formula="of:=IF(ISBLANK([.M7]);[.A7];[.M7])" office:value-type="boolean" office:boolean-value="true">
            <text:p>TRUE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([.C8]=1)" office:value-type="boolean" office:boolean-value="true">
            <text:p>TRUE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6"/>
          <table:table-cell table:style-name="ce11" office:value-type="float" office:value="1">
            <text:p>1</text:p>
          </table:table-cell>
          <table:table-cell table:style-name="ce4" table:number-columns-repeated="2"/>
          <table:table-cell table:style-name="ce13"/>
          <table:table-cell table:style-name="ce10"/>
          <table:table-cell table:style-name="ce10"/>
          <table:table-cell table:formula="of:=IF(ISBLANK([.M8]);[.A8];[.M8])" office:value-type="boolean" office:boolean-value="true">
            <text:p>TRUE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8" table:number-columns-repeated="7"/>
          <table:table-cell table:style-name="ce11"/>
          <table:table-cell table:style-name="ce4" table:number-columns-repeated="2"/>
          <table:table-cell table:style-name="ce12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NOT([.C10])" office:value-type="boolean" office:boolean-value="false">
            <text:p>FALSE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6"/>
          <table:table-cell table:style-name="ce11" office:value-type="float" office:value="1">
            <text:p>1</text:p>
          </table:table-cell>
          <table:table-cell table:style-name="ce4" office:value-type="string">
            <text:p>NOT</text:p>
          </table:table-cell>
          <table:table-cell table:style-name="ce4" office:value-type="string">
            <text:p>NOT</text:p>
          </table:table-cell>
          <table:table-cell table:style-name="ce12"/>
          <table:table-cell table:style-name="ce10"/>
          <table:table-cell table:style-name="ce10"/>
          <table:table-cell table:formula="of:=IF(ISBLANK([.M10]);[.A10];[.M10])" office:value-type="boolean" office:boolean-value="false">
            <text:p>FALSE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NOT([.C11])" office:value-type="boolean" office:boolean-value="true">
            <text:p>TRUE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6"/>
          <table:table-cell table:style-name="ce11" office:value-type="float" office:value="1">
            <text:p>1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11]);[.A11];[.M11])" office:value-type="boolean" office:boolean-value="true">
            <text:p>TRUE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NOT([.C12]&lt;&gt;[.D12])" office:value-type="boolean" office:boolean-value="false">
            <text:p>FALS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12]);[.A12];[.M12])" office:value-type="boolean" office:boolean-value="false">
            <text:p>FALSE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NOT([.C13]&lt;&gt;[.D13])" office:value-type="boolean" office:boolean-value="false">
            <text:p>FALS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13]);[.A13];[.M13])" office:value-type="boolean" office:boolean-value="false">
            <text:p>FALSE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NOT([.C14]&lt;&gt;[.D14])" office:value-type="boolean" office:boolean-value="true">
            <text:p>TRU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14]);[.A14];[.M14])" office:value-type="boolean" office:boolean-value="true">
            <text:p>TRUE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NOT([.C15]=[.D15])" office:value-type="boolean" office:boolean-value="true">
            <text:p>TRU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15]);[.A15];[.M15])" office:value-type="boolean" office:boolean-value="true">
            <text:p>TRUE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NOT([.C16]=[.D16])" office:value-type="boolean" office:boolean-value="true">
            <text:p>TRU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16]);[.A16];[.M16])" office:value-type="boolean" office:boolean-value="true">
            <text:p>TRUE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NOT([.C17]=[.D17])" office:value-type="boolean" office:boolean-value="false">
            <text:p>FALSE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0">
            <text:p>50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17]);[.A17];[.M17])" office:value-type="boolean" office:boolean-value="false">
            <text:p>FALSE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8" table:number-columns-repeated="7"/>
          <table:table-cell table:style-name="ce11"/>
          <table:table-cell table:style-name="ce4" table:number-columns-repeated="2"/>
          <table:table-cell table:style-name="ce12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AND([.C19];[.D19])" office:value-type="boolean" office:boolean-value="true">
            <text:p>TRU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office:value-type="string">
            <text:p>AND</text:p>
          </table:table-cell>
          <table:table-cell table:style-name="ce4" office:value-type="string">
            <text:p>AND</text:p>
          </table:table-cell>
          <table:table-cell table:style-name="ce12"/>
          <table:table-cell table:style-name="ce10"/>
          <table:table-cell table:style-name="ce10"/>
          <table:table-cell table:formula="of:=IF(ISBLANK([.M19]);[.A19];[.M19])" office:value-type="boolean" office:boolean-value="true">
            <text:p>TRUE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AND([.C20];[.D20])" office:value-type="boolean" office:boolean-value="false">
            <text:p>FALS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20]);[.A20];[.M20])" office:value-type="boolean" office:boolean-value="false">
            <text:p>FALSE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AND([.C21];[.D21])" office:value-type="boolean" office:boolean-value="false">
            <text:p>FALS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21]);[.A21];[.M21])" office:value-type="boolean" office:boolean-value="false">
            <text:p>FALSE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AND([.C22];[.D22])" office:value-type="boolean" office:boolean-value="false">
            <text:p>FALS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22]);[.A22];[.M22])" office:value-type="boolean" office:boolean-value="false">
            <text:p>FALSE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AND([.C23]=[.D23];[.E23]=[.F23])" office:value-type="boolean" office:boolean-value="true">
            <text:p>TRU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3"/>
          <table:table-cell table:style-name="ce11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23]);[.A23];[.M23])" office:value-type="boolean" office:boolean-value="true">
            <text:p>TRUE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AND([.C24]=[.D24];[.E24]=[.F24])" office:value-type="boolean" office:boolean-value="false">
            <text:p>FALSE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3"/>
          <table:table-cell table:style-name="ce11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24]);[.A24];[.M24])" office:value-type="boolean" office:boolean-value="false">
            <text:p>FALSE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AND([.C25]=[.D25];[.E25]=[.F25])" office:value-type="boolean" office:boolean-value="false">
            <text:p>FALSE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3"/>
          <table:table-cell table:style-name="ce11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25]);[.A25];[.M25])" office:value-type="boolean" office:boolean-value="false">
            <text:p>FALSE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AND([.C26]=[.D26];[.E26]=[.F26])" office:value-type="boolean" office:boolean-value="false">
            <text:p>FALS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3"/>
          <table:table-cell table:style-name="ce11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26]);[.A26];[.M26])" office:value-type="boolean" office:boolean-value="false">
            <text:p>FALSE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8" table:number-columns-repeated="7"/>
          <table:table-cell table:style-name="ce11"/>
          <table:table-cell table:style-name="ce4" table:number-columns-repeated="2"/>
          <table:table-cell table:style-name="ce12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OR([.C28];[.D28])" office:value-type="boolean" office:boolean-value="true">
            <text:p>TRU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office:value-type="string">
            <text:p>OR</text:p>
          </table:table-cell>
          <table:table-cell table:style-name="ce4" office:value-type="string">
            <text:p>OR</text:p>
          </table:table-cell>
          <table:table-cell table:style-name="ce12"/>
          <table:table-cell table:style-name="ce10"/>
          <table:table-cell table:style-name="ce10"/>
          <table:table-cell table:formula="of:=IF(ISBLANK([.M28]);[.A28];[.M28])" office:value-type="boolean" office:boolean-value="true">
            <text:p>TRUE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OR([.C29];[.D29])" office:value-type="boolean" office:boolean-value="true">
            <text:p>TRU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29]);[.A29];[.M29])" office:value-type="boolean" office:boolean-value="true">
            <text:p>TRUE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OR([.C30];[.D30])" office:value-type="boolean" office:boolean-value="true">
            <text:p>TRU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30]);[.A30];[.M30])" office:value-type="boolean" office:boolean-value="true">
            <text:p>TRUE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OR([.C31];[.D31])" office:value-type="boolean" office:boolean-value="false">
            <text:p>FALS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5"/>
          <table:table-cell table:style-name="ce11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31]);[.A31];[.M31])" office:value-type="boolean" office:boolean-value="false">
            <text:p>FALSE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OR([.C32]=[.D32];[.E32]=[.F32])" office:value-type="boolean" office:boolean-value="true">
            <text:p>TRU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3"/>
          <table:table-cell table:style-name="ce11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32]);[.A32];[.M32])" office:value-type="boolean" office:boolean-value="true">
            <text:p>TRUE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OR([.C33]=[.D33];[.E33]=[.F33])" office:value-type="boolean" office:boolean-value="true">
            <text:p>TRUE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3"/>
          <table:table-cell table:style-name="ce11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33]);[.A33];[.M33])" office:value-type="boolean" office:boolean-value="true">
            <text:p>TRUE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OR([.C34]=[.D34];[.E34]=[.F34])" office:value-type="boolean" office:boolean-value="false">
            <text:p>FALSE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3"/>
          <table:table-cell table:style-name="ce11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34]);[.A34];[.M34])" office:value-type="boolean" office:boolean-value="false">
            <text:p>FALSE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OR([.C35]=[.D35];[.E35]=[.F35])" office:value-type="boolean" office:boolean-value="true">
            <text:p>TRU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3"/>
          <table:table-cell table:style-name="ce11" office:value-type="float" office:value="4">
            <text:p>4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35]);[.A35];[.M35])" office:value-type="boolean" office:boolean-value="true">
            <text:p>TRUE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8" table:number-columns-repeated="7"/>
          <table:table-cell table:style-name="ce11"/>
          <table:table-cell table:style-name="ce4" table:number-columns-repeated="2"/>
          <table:table-cell table:style-name="ce12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OR(AND([.C37:.D37]);[.E37])" office:value-type="boolean" office:boolean-value="true">
            <text:p>TRU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office:value-type="string">
            <text:p>Combinations, range arguments</text:p>
          </table:table-cell>
          <table:table-cell table:style-name="ce4" office:value-type="string">
            <text:p>OR AND :</text:p>
          </table:table-cell>
          <table:table-cell table:style-name="ce12"/>
          <table:table-cell table:style-name="ce10"/>
          <table:table-cell table:style-name="ce10"/>
          <table:table-cell table:formula="of:=IF(ISBLANK([.M37]);[.A37];[.M37])" office:value-type="boolean" office:boolean-value="true">
            <text:p>TRUE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OR(AND([.C38:.D38]);[.E38])" office:value-type="boolean" office:boolean-value="true">
            <text:p>TRU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38]);[.A38];[.M38])" office:value-type="boolean" office:boolean-value="true">
            <text:p>TRUE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OR(AND([.C39:.D39]);[.E39])" office:value-type="boolean" office:boolean-value="true">
            <text:p>TRU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39]);[.A39];[.M39])" office:value-type="boolean" office:boolean-value="true">
            <text:p>TRUE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OR(AND([.C40:.D40]);[.E40])" office:value-type="boolean" office:boolean-value="false">
            <text:p>FALS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40]);[.A40];[.M40])" office:value-type="boolean" office:boolean-value="false">
            <text:p>FALSE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OR(AND([.C41:.D41]);[.E41])" office:value-type="boolean" office:boolean-value="true">
            <text:p>TRU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41]);[.A41];[.M41])" office:value-type="boolean" office:boolean-value="true">
            <text:p>TRUE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OR(AND([.C42:.D42]);[.E42])" office:value-type="boolean" office:boolean-value="false">
            <text:p>FALS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42]);[.A42];[.M42])" office:value-type="boolean" office:boolean-value="false">
            <text:p>FALSE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OR(AND([.C43:.D43]);[.E43])" office:value-type="boolean" office:boolean-value="true">
            <text:p>TRU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43]);[.A43];[.M43])" office:value-type="boolean" office:boolean-value="true">
            <text:p>TRUE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OR(AND([.C44:.D44]);[.E44])" office:value-type="boolean" office:boolean-value="false">
            <text:p>FALS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44]);[.A44];[.M44])" office:value-type="boolean" office:boolean-value="false">
            <text:p>FALSE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4"/>
          <table:table-cell table:style-name="ce8" table:number-columns-repeated="7"/>
          <table:table-cell table:style-name="ce11"/>
          <table:table-cell table:style-name="ce4" table:number-columns-repeated="2"/>
          <table:table-cell table:style-name="ce12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AND(OR([.C46:.D46]);[.E46])" office:value-type="boolean" office:boolean-value="true">
            <text:p>TRU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46]);[.A46];[.M46])" office:value-type="boolean" office:boolean-value="true">
            <text:p>TRUE</text:p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AND(OR([.C47:.D47]);[.E47])" office:value-type="boolean" office:boolean-value="false">
            <text:p>FALS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47]);[.A47];[.M47])" office:value-type="boolean" office:boolean-value="false">
            <text:p>FALSE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AND(OR([.C48:.D48]);[.E48])" office:value-type="boolean" office:boolean-value="true">
            <text:p>TRU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48]);[.A48];[.M48])" office:value-type="boolean" office:boolean-value="true">
            <text:p>TRUE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AND(OR([.C49:.D49]);[.E49])" office:value-type="boolean" office:boolean-value="false">
            <text:p>FALSE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49]);[.A49];[.M49])" office:value-type="boolean" office:boolean-value="false">
            <text:p>FALSE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style-name="ce4" table:formula="of:=AND(OR([.C50:.D50]);[.E50])" office:value-type="boolean" office:boolean-value="true">
            <text:p>TRU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50]);[.A50];[.M50])" office:value-type="boolean" office:boolean-value="true">
            <text:p>TRUE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AND(OR([.C51:.D51]);[.E51])" office:value-type="boolean" office:boolean-value="false">
            <text:p>FALS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true">
            <text:p>ИСТИНА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51]);[.A51];[.M51])" office:value-type="boolean" office:boolean-value="false">
            <text:p>FALSE</text:p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AND(OR([.C52:.D52]);[.E52])" office:value-type="boolean" office:boolean-value="false">
            <text:p>FALS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true">
            <text:p>ИСТИНА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52]);[.A52];[.M52])" office:value-type="boolean" office:boolean-value="false">
            <text:p>FALSE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style-name="ce4" table:formula="of:=AND(OR([.C53:.D53]);[.E53])" office:value-type="boolean" office:boolean-value="false">
            <text:p>FALSE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style-name="ce9" office:value-type="boolean" office:boolean-value="false">
            <text:p>ЛОЖЬ</text:p>
          </table:table-cell>
          <table:table-cell table:style-name="ce7" table:number-columns-repeated="4"/>
          <table:table-cell table:style-name="ce11" office:value-type="float" office:value="3">
            <text:p>3</text:p>
          </table:table-cell>
          <table:table-cell table:style-name="ce4" table:number-columns-repeated="2"/>
          <table:table-cell table:style-name="ce12"/>
          <table:table-cell table:style-name="ce10"/>
          <table:table-cell table:style-name="ce10"/>
          <table:table-cell table:formula="of:=IF(ISBLANK([.M53]);[.A53];[.M53])" office:value-type="boolean" office:boolean-value="false">
            <text:p>FALSE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 table:number-rows-repeated="9947">
          <table:table-cell table:style-name="ce3"/>
          <table:table-cell table:style-name="ce4"/>
          <table:table-cell table:style-name="ce8" table:number-columns-repeated="7"/>
          <table:table-cell table:style-name="ce11"/>
          <table:table-cell table:style-name="ce4" table:number-columns-repeated="2"/>
          <table:table-cell table:style-name="ce12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 table:number-rows-repeated="55536">
          <table:table-cell table:style-name="ce4" table:number-columns-repeated="9"/>
          <table:table-cell table:style-name="ce11"/>
          <table:table-cell table:style-name="ce4" table:number-columns-repeated="3"/>
          <table:table-cell table:style-name="ce10" table:number-columns-repeated="243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Verdana" fo:font-size="10pt" style:font-name-asian="Verdana" style:font-size-asian="10pt" style:font-name-complex="Verdana" style:font-size-complex="10pt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3:5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0:05:38</meta:creation-date>
    <dc:date>2010-08-06T13:57:42</dc:date>
    <meta:editing-cycles>3</meta:editing-cycles>
    <meta:editing-duration>PT00H01M52S</meta:editing-duration>
    <dc:creator>Vladimir Korenev</dc:creator>
    <meta:document-statistic meta:table-count="1" meta:cell-count="455" meta:object-count="0"/>
    <meta:user-defined meta:name="Company">Opus Software AG</meta:user-defined>
    <meta:user-defined meta:name="Info 3"/>
    <meta:user-defined meta:name="Info 4"/>
    <meta:user-defined meta:name="Version">11.8132</meta:user-defined>
  </office:meta>
</office:document-meta>
</file>